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P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fo:margin-bottom="0cm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1_1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fo:font-style="italic" style:font-style-asian="italic" style:font-style-complex="italic"/>
    </style:style>
    <style:style style:name="T22_2" style:family="text">
      <style:text-properties fo:font-style="italic" style:font-style-asian="italic" style:font-style-complex="italic"/>
    </style:style>
    <style:style style:name="T22_3" style:family="text">
      <style:text-properties fo:font-style="italic" style:font-style-asian="italic" style:font-style-complex="italic"/>
    </style:style>
    <style:style style:name="T22_4" style:family="text">
      <style:text-properties fo:font-style="italic" style:font-style-asian="italic" style:font-style-complex="italic"/>
    </style:style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P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5_1" style:family="text"/>
    <style:style style:name="P2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_1" style:family="text"/>
    <style:style style:name="P2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P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0_1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P3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P3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4pt" style:font-size-asian="14pt" style:font-size-complex="14pt" fo:font-weight="bold" style:font-weight-asian="bold" style:font-weight-complex="bold"/>
    </style:style>
    <style:style style:name="T40_2" style:family="text">
      <style:text-properties fo:font-size="14pt" style:font-size-asian="14pt" style:font-size-complex="14pt" fo:font-weight="bold" style:font-weight-asian="bold" style:font-weight-complex="bold"/>
    </style:style>
    <style:style style:name="T40_3" style:family="text">
      <style:text-properties fo:font-size="14pt" style:font-size-asian="14pt" style:font-size-complex="14pt" fo:font-weight="bold" style:font-weight-asian="bold" style:font-weight-complex="bold"/>
    </style:style>
    <style:style style:name="T40_4" style:family="text">
      <style:text-properties fo:font-size="14pt" style:font-size-asian="14pt" style:font-size-complex="14pt" fo:font-weight="bold" style:font-weight-asian="bold" style:font-weight-complex="bold"/>
    </style:style>
    <style:style style:name="T40_5" style:family="text">
      <style:text-properties fo:font-size="14pt" style:font-size-asian="14pt" style:font-size-complex="14pt" fo:font-weight="bold" style:font-weight-asian="bold" style:font-weight-complex="bold"/>
    </style:style>
    <style:style style:name="T40_6" style:family="text">
      <style:text-properties fo:font-size="14pt" style:font-size-asian="14pt" style:font-size-complex="14pt" fo:font-weight="bold" style:font-weight-asian="bold" style:font-weight-complex="bold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1_1" style:family="text"/>
    <style:style style:name="T41_2" style:family="text"/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fo:font-size="14pt" style:font-size-asian="14pt" style:font-size-complex="14pt" fo:font-weight="bold" style:font-weight-asian="bold" style:font-weight-complex="bold"/>
    </style:style>
    <style:style style:name="T44_2" style:family="text">
      <style:text-properties fo:font-size="14pt" style:font-size-asian="14pt" style:font-size-complex="14pt" fo:font-weight="bold" style:font-weight-asian="bold" style:font-weight-complex="bold"/>
    </style:style>
    <style:style style:name="T44_3" style:family="text">
      <style:text-properties fo:font-size="14pt" style:font-size-asian="14pt" style:font-size-complex="14pt" fo:font-weight="bold" style:font-weight-asian="bold" style:font-weight-complex="bold"/>
    </style:style>
    <style:style style:name="T44_4" style:family="text">
      <style:text-properties fo:font-size="14pt" style:font-size-asian="14pt" style:font-size-complex="14pt" fo:font-weight="bold" style:font-weight-asian="bold" style:font-weight-complex="bold"/>
    </style:style>
    <style:style style:name="T44_5" style:family="text">
      <style:text-properties fo:font-size="14pt" style:font-size-asian="14pt" style:font-size-complex="14pt" fo:font-weight="bold" style:font-weight-asian="bold" style:font-weight-complex="bold"/>
    </style:style>
    <style:style style:name="T44_6" style:family="text">
      <style:text-properties fo:font-size="14pt" style:font-size-asian="14pt" style:font-size-complex="14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fo:font-size="14pt" style:font-size-asian="14pt" style:font-size-complex="14pt" fo:font-weight="bold" style:font-weight-asian="bold" style:font-weight-complex="bold"/>
    </style:style>
    <style:style style:name="T48_2" style:family="text">
      <style:text-properties fo:font-size="14pt" style:font-size-asian="14pt" style:font-size-complex="14pt" fo:font-weight="bold" style:font-weight-asian="bold" style:font-weight-complex="bold"/>
    </style:style>
    <style:style style:name="T48_3" style:family="text">
      <style:text-properties fo:font-size="14pt" style:font-size-asian="14pt" style:font-size-complex="14pt" fo:font-weight="bold" style:font-weight-asian="bold" style:font-weight-complex="bold"/>
    </style:style>
    <style:style style:name="T48_4" style:family="text">
      <style:text-properties fo:font-size="14pt" style:font-size-asian="14pt" style:font-size-complex="14pt" fo:font-weight="bold" style:font-weight-asian="bold" style:font-weight-complex="bold"/>
    </style:style>
    <style:style style:name="T48_5" style:family="text">
      <style:text-properties fo:font-size="14pt" style:font-size-asian="14pt" style:font-size-complex="14pt" fo:font-weight="bold" style:font-weight-asian="bold" style:font-weight-complex="bold"/>
    </style:style>
    <style:style style:name="T48_6" style:family="text">
      <style:text-properties fo:font-size="14pt" style:font-size-asian="14pt" style:font-size-complex="14pt" fo:font-weight="bold" style:font-weight-asian="bold" style:font-weight-complex="bold"/>
    </style:style>
    <style:style style:name="T48_7" style:family="text">
      <style:text-properties fo:font-size="14pt" style:font-size-asian="14pt" style:font-size-complex="14pt" fo:font-weight="bold" style:font-weight-asian="bold" style:font-weight-complex="bold"/>
    </style:style>
    <style:style style:name="T48_8" style:family="text">
      <style:text-properties fo:font-size="14pt" style:font-size-asian="14pt" style:font-size-complex="14pt" fo:font-weight="bold" style:font-weight-asian="bold" style:font-weight-complex="bold"/>
    </style:style>
    <style:style style:name="T48_9" style:family="text">
      <style:text-properties fo:font-size="14pt" style:font-size-asian="14pt" style:font-size-complex="14pt" fo:font-weight="bold" style:font-weight-asian="bold" style:font-weight-complex="bold"/>
    </style:style>
    <style:style style:name="T48_10" style:family="text">
      <style:text-properties fo:font-size="14pt" style:font-size-asian="14pt" style:font-size-complex="14pt" fo:font-weight="bold" style:font-weight-asian="bold" style:font-weight-complex="bold"/>
    </style:style>
    <style:style style:name="T48_11" style:family="text">
      <style:text-properties fo:font-size="14pt" style:font-size-asian="14pt" style:font-size-complex="14pt" fo:font-weight="bold" style:font-weight-asian="bold" style:font-weight-complex="bold"/>
    </style:style>
    <style:style style:name="T48_12" style:family="text">
      <style:text-properties fo:font-size="14pt" style:font-size-asian="14pt" style:font-size-complex="14pt" fo:font-weight="bold" style:font-weight-asian="bold" style:font-weight-complex="bol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2_1" style:family="text">
      <style:text-properties fo:font-size="14pt" style:font-size-asian="14pt" style:font-size-complex="14pt" fo:font-weight="bold" style:font-weight-asian="bold" style:font-weight-complex="bold"/>
    </style:style>
    <style:style style:name="T52_2" style:family="text">
      <style:text-properties fo:font-size="14pt" style:font-size-asian="14pt" style:font-size-complex="14pt" fo:font-weight="bold" style:font-weight-asian="bold" style:font-weight-complex="bold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T54_45" style:family="text"/>
    <style:style style:name="T54_46" style:family="text"/>
    <style:style style:name="T54_47" style:family="text"/>
    <style:style style:name="T54_48" style:family="text"/>
    <style:style style:name="T54_49" style:family="text"/>
    <style:style style:name="T54_50" style:family="text"/>
    <style:style style:name="T54_51" style:family="text"/>
    <style:style style:name="T54_52" style:family="text"/>
    <style:style style:name="T54_53" style:family="text"/>
    <style:style style:name="T54_54" style:family="text"/>
    <style:style style:name="T54_55" style:family="text"/>
    <style:style style:name="T54_56" style:family="text"/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_1" style:family="text">
      <style:text-properties fo:font-size="14pt" style:font-size-asian="14pt" style:font-size-complex="14pt" fo:font-weight="bold" style:font-weight-asian="bold" style:font-weight-complex="bold"/>
    </style:style>
    <style:style style:name="T57_2" style:family="text">
      <style:text-properties fo:font-size="14pt" style:font-size-asian="14pt" style:font-size-complex="14pt" fo:font-weight="bold" style:font-weight-asian="bold" style:font-weight-complex="bold"/>
    </style:style>
    <style:style style:name="T57_3" style:family="text">
      <style:text-properties fo:font-size="14pt" style:font-size-asian="14pt" style:font-size-complex="14pt" fo:font-weight="bold" style:font-weight-asian="bold" style:font-weight-complex="bold"/>
    </style:style>
    <style:style style:name="T57_4" style:family="text">
      <style:text-properties fo:font-size="14pt" style:font-size-asian="14pt" style:font-size-complex="14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T58_55" style:family="text"/>
    <style:style style:name="T58_56" style:family="text"/>
    <style:style style:name="T58_57" style:family="text"/>
    <style:style style:name="T58_58" style:family="text"/>
    <style:style style:name="T58_59" style:family="text"/>
    <style:style style:name="T58_60" style:family="text"/>
    <style:style style:name="T58_61" style:family="text"/>
    <style:style style:name="T58_62" style:family="text"/>
    <style:style style:name="T58_63" style:family="text"/>
    <style:style style:name="T58_64" style:family="text"/>
    <style:style style:name="T58_65" style:family="text"/>
    <style:style style:name="T58_66" style:family="text"/>
    <style:style style:name="T58_67" style:family="text"/>
    <style:style style:name="T58_68" style:family="text"/>
    <style:style style:name="T58_69" style:family="text"/>
    <style:style style:name="T58_70" style:family="text"/>
    <style:style style:name="T58_71" style:family="text"/>
    <style:style style:name="T58_72" style:family="text"/>
    <style:style style:name="T58_73" style:family="text"/>
    <style:style style:name="T58_74" style:family="text"/>
    <style:style style:name="T58_75" style:family="text"/>
    <style:style style:name="T58_76" style:family="text"/>
    <style:style style:name="T58_77" style:family="text"/>
    <style:style style:name="T58_78" style:family="text"/>
    <style:style style:name="T58_79" style:family="text"/>
    <style:style style:name="T58_80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>
      <style:text-properties fo:font-size="14pt" style:font-size-asian="14pt" style:font-size-complex="14pt" fo:font-weight="bold" style:font-weight-asian="bold" style:font-weight-complex="bold"/>
    </style:style>
    <style:style style:name="T63_2" style:family="text">
      <style:text-properties fo:font-size="14pt" style:font-size-asian="14pt" style:font-size-complex="14pt" fo:font-weight="bold" style:font-weight-asian="bold" style:font-weight-complex="bold"/>
    </style:style>
    <style:style style:name="T63_3" style:family="text">
      <style:text-properties fo:font-size="14pt" style:font-size-asian="14pt" style:font-size-complex="14pt" fo:font-weight="bold" style:font-weight-asian="bold" style:font-weight-complex="bold"/>
    </style:style>
    <style:style style:name="T63_4" style:family="text">
      <style:text-properties fo:font-size="14pt" style:font-size-asian="14pt" style:font-size-complex="14pt" fo:font-weight="bold" style:font-weight-asian="bold" style:font-weight-complex="bold"/>
    </style:style>
    <style:style style:name="T63_5" style:family="text">
      <style:text-properties fo:font-size="14pt" style:font-size-asian="14pt" style:font-size-complex="14pt" fo:font-weight="bold" style:font-weight-asian="bold" style:font-weight-complex="bold"/>
    </style:style>
    <style:style style:name="T63_6" style:family="text">
      <style:text-properties fo:font-size="14pt" style:font-size-asian="14pt" style:font-size-complex="14pt" fo:font-weight="bold" style:font-weight-asian="bold" style:font-weight-complex="bold"/>
    </style:style>
    <style:style style:name="T63_7" style:family="text">
      <style:text-properties fo:font-size="14pt" style:font-size-asian="14pt" style:font-size-complex="14pt" fo:font-weight="bold" style:font-weight-asian="bold" style:font-weight-complex="bold"/>
    </style:style>
    <style:style style:name="T63_8" style:family="text">
      <style:text-properties fo:font-size="14pt" style:font-size-asian="14pt" style:font-size-complex="14pt" fo:font-weight="bold" style:font-weight-asian="bold" style:font-weight-complex="bold"/>
    </style:style>
    <style:style style:name="T63_9" style:family="text">
      <style:text-properties fo:font-size="14pt" style:font-size-asian="14pt" style:font-size-complex="14pt" fo:font-weight="bold" style:font-weight-asian="bold" style:font-weight-complex="bold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>
      <style:text-properties fo:font-size="14pt" style:font-size-asian="14pt" style:font-size-complex="14pt" fo:font-weight="bold" style:font-weight-asian="bold" style:font-weight-complex="bold"/>
    </style:style>
    <style:style style:name="T71_2" style:family="text">
      <style:text-properties fo:font-size="14pt" style:font-size-asian="14pt" style:font-size-complex="14pt" fo:font-weight="bold" style:font-weight-asian="bold" style:font-weight-complex="bold"/>
    </style:style>
    <style:style style:name="T71_3" style:family="text">
      <style:text-properties fo:font-size="14pt" style:font-size-asian="14pt" style:font-size-complex="14pt" fo:font-weight="bold" style:font-weight-asian="bold" style:font-weight-complex="bold"/>
    </style:style>
    <style:style style:name="T71_4" style:family="text">
      <style:text-properties fo:font-size="14pt" style:font-size-asian="14pt" style:font-size-complex="14pt" fo:font-weight="bold" style:font-weight-asian="bold" style:font-weight-complex="bold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>
      <style:text-properties fo:font-size="14pt" style:font-size-asian="14pt" style:font-size-complex="14pt" fo:font-weight="bold" style:font-weight-asian="bold" style:font-weight-complex="bold"/>
    </style:style>
    <style:style style:name="T77_2" style:family="text">
      <style:text-properties fo:font-size="14pt" style:font-size-asian="14pt" style:font-size-complex="14pt" fo:font-weight="bold" style:font-weight-asian="bold" style:font-weight-complex="bold"/>
    </style:style>
    <style:style style:name="T77_3" style:family="text">
      <style:text-properties fo:font-size="14pt" style:font-size-asian="14pt" style:font-size-complex="14pt" fo:font-weight="bold" style:font-weight-asian="bold" style:font-weight-complex="bold"/>
    </style:style>
    <style:style style:name="T77_4" style:family="text">
      <style:text-properties fo:font-size="14pt" style:font-size-asian="14pt" style:font-size-complex="14pt" fo:font-weight="bold" style:font-weight-asian="bold" style:font-weight-complex="bold"/>
    </style:style>
    <style:style style:name="T77_5" style:family="text">
      <style:text-properties fo:font-size="14pt" style:font-size-asian="14pt" style:font-size-complex="14pt" fo:font-weight="bold" style:font-weight-asian="bold" style:font-weight-complex="bold"/>
    </style:style>
    <style:style style:name="T77_6" style:family="text">
      <style:text-properties fo:font-size="14pt" style:font-size-asian="14pt" style:font-size-complex="14pt" fo:font-weight="bold" style:font-weight-asian="bold" style:font-weight-complex="bold"/>
    </style:style>
    <style:style style:name="T77_7" style:family="text">
      <style:text-properties fo:font-size="14pt" style:font-size-asian="14pt" style:font-size-complex="14pt" fo:font-weight="bold" style:font-weight-asian="bold" style:font-weight-complex="bold"/>
    </style:style>
    <style:style style:name="T77_8" style:family="text">
      <style:text-properties fo:font-size="14pt" style:font-size-asian="14pt" style:font-size-complex="14pt" fo:font-weight="bold" style:font-weight-asian="bold" style:font-weight-complex="bold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1_1" style:family="text">
      <style:text-properties fo:font-size="14pt" style:font-size-asian="14pt" style:font-size-complex="14pt" fo:font-weight="bold" style:font-weight-asian="bold" style:font-weight-complex="bold"/>
    </style:style>
    <style:style style:name="T81_2" style:family="text">
      <style:text-properties fo:font-size="14pt" style:font-size-asian="14pt" style:font-size-complex="14pt" fo:font-weight="bold" style:font-weight-asian="bold" style:font-weight-complex="bold"/>
    </style:style>
    <style:style style:name="T81_3" style:family="text">
      <style:text-properties fo:font-size="14pt" style:font-size-asian="14pt" style:font-size-complex="14pt" fo:font-weight="bold" style:font-weight-asian="bold" style:font-weight-complex="bold"/>
    </style:style>
    <style:style style:name="T81_4" style:family="text">
      <style:text-properties fo:font-size="14pt" style:font-size-asian="14pt" style:font-size-complex="14pt" fo:font-weight="bold" style:font-weight-asian="bold" style:font-weight-complex="bold"/>
    </style:style>
    <style:style style:name="T81_5" style:family="text">
      <style:text-properties fo:font-size="14pt" style:font-size-asian="14pt" style:font-size-complex="14pt" fo:font-weight="bold" style:font-weight-asian="bold" style:font-weight-complex="bold"/>
    </style:style>
    <style:style style:name="T81_6" style:family="text">
      <style:text-properties fo:font-size="14pt" style:font-size-asian="14pt" style:font-size-complex="14pt" fo:font-weight="bold" style:font-weight-asian="bold" style:font-weight-complex="bold"/>
    </style:style>
    <style:style style:name="T81_7" style:family="text">
      <style:text-properties fo:font-size="14pt" style:font-size-asian="14pt" style:font-size-complex="14pt" fo:font-weight="bold" style:font-weight-asian="bold" style:font-weight-complex="bold"/>
    </style:style>
    <style:style style:name="T81_8" style:family="text">
      <style:text-properties fo:font-size="14pt" style:font-size-asian="14pt" style:font-size-complex="14pt" fo:font-weight="bold" style:font-weight-asian="bold" style:font-weight-complex="bold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5_1" style:family="text">
      <style:text-properties fo:font-size="14pt" style:font-size-asian="14pt" style:font-size-complex="14pt" fo:font-weight="bold" style:font-weight-asian="bold" style:font-weight-complex="bold"/>
    </style:style>
    <style:style style:name="T85_2" style:family="text">
      <style:text-properties fo:font-size="14pt" style:font-size-asian="14pt" style:font-size-complex="14pt" fo:font-weight="bold" style:font-weight-asian="bold" style:font-weight-complex="bold"/>
    </style:style>
    <style:style style:name="P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</office:automatic-styles>
  <office:body>
    <office:text>
      <text:p text:style-name="P1"><text:span text:style-name="T1_1">Referat</text:span><text:span text:style-name="T1_2"><text:s/></text:span><text:span text:style-name="T1_3">fra</text:span><text:span text:style-name="T1_4"><text:s/></text:span><text:span text:style-name="T1_5">Fordelingsutvalgmøte</text:span><text:span text:style-name="T1_6"><text:s/></text:span><text:span text:style-name="T1_7">mandag</text:span><text:span text:style-name="T1_8"><text:s/>03.<text:s/></text:span><text:span text:style-name="T1_9">des</text:span><text:span text:style-name="T1_10">.<text:s/>2012</text:span></text:p>
      <text:p text:style-name="P2"/>
      <text:p text:style-name="P3"><text:span text:style-name="T3_1">Tid</text:span><text:span text:style-name="T3_2">:</text:span><text:span text:style-name="T3_3"><text:s/>16:15-16:35<text:s/>(</text:span><text:span text:style-name="T3_4">startet</text:span><text:span text:style-name="T3_5"><text:s/>~16:25)</text:span></text:p>
      <text:p text:style-name="P4"/>
      <text:p text:style-name="P5"><text:span text:style-name="T5_1">Sted</text:span><text:span text:style-name="T5_2">:</text:span><text:span text:style-name="T5_3"><text:s/></text:span><text:span text:style-name="T5_4">Awk</text:span><text:span text:style-name="T5_5"><text:s/>(#3118)</text:span></text:p>
      <text:p text:style-name="P6"/>
      <text:p text:style-name="P7"><text:span text:style-name="T7_1">Agenda</text:span></text:p>
      <text:list text:style-name="LS1" xml:id="list0">
        <text:list-item>
          <text:p text:style-name="P8"><text:span text:style-name="T8_1">Godkjenning</text:span><text:span text:style-name="T8_2"><text:s/></text:span><text:span text:style-name="T8_3">av</text:span><text:span text:style-name="T8_4"><text:s/></text:span><text:span text:style-name="T8_5">innkalling</text:span></text:p>
        </text:list-item>
        <text:list-item>
          <text:p text:style-name="P9"><text:span text:style-name="T9_1">Godkjenning</text:span><text:span text:style-name="T9_2"><text:s/></text:span><text:span text:style-name="T9_3">av</text:span><text:span text:style-name="T9_4"><text:s/></text:span><text:span text:style-name="T9_5">agenda</text:span></text:p>
        </text:list-item>
        <text:list-item>
          <text:p text:style-name="P10"><text:span text:style-name="T10_1">Godkjenning</text:span><text:span text:style-name="T10_2"><text:s/></text:span><text:span text:style-name="T10_3">av</text:span><text:span text:style-name="T10_4"><text:s/></text:span><text:span text:style-name="T10_5">referat</text:span><text:span text:style-name="T10_6"><text:s/></text:span><text:span text:style-name="T10_7">fra</text:span><text:span text:style-name="T10_8"><text:s/></text:span><text:span text:style-name="T10_9">forrige</text:span><text:span text:style-name="T10_10"><text:s/></text:span><text:span text:style-name="T10_11">møte</text:span></text:p>
        </text:list-item>
        <text:list-item>
          <text:p text:style-name="P11"><text:span text:style-name="T11_1">Sirkulasjonssaker</text:span><text:span text:style-name="T11_2"><text:line-break/>1.<text:s/></text:span><text:span text:style-name="T11_3">Mikros</text:span><text:span text:style-name="T11_4"><text:s/></text:span><text:span text:style-name="T11_5">søknad</text:span><text:span text:style-name="T11_6"><text:s/></text:span><text:span text:style-name="T11_7">om</text:span><text:span text:style-name="T11_8"><text:s/></text:span><text:span text:style-name="T11_9">driftsstøtte</text:span><text:span text:style-name="T11_10"><text:s/></text:span><text:span text:style-name="T11_11">høst</text:span><text:span text:style-name="T11_12"><text:s/>2012</text:span></text:p>
        </text:list-item>
        <text:list-item>
          <text:p text:style-name="P12"><text:span text:style-name="T12_1">Status</text:span><text:span text:style-name="T12_2"><text:s/></text:span><text:span text:style-name="T12_3">bokettersyn</text:span></text:p>
        </text:list-item>
      </text:list>
      <text:list text:style-name="LS2" xml:id="list5">
        <text:list-item>
          <text:p text:style-name="P13"><text:span text:style-name="T13_1">Regnskap</text:span><text:span text:style-name="T13_2"><text:s/></text:span><text:span text:style-name="T13_3">for</text:span><text:span text:style-name="T13_4"><text:s/></text:span><text:span text:style-name="T13_5">IFI</text:span><text:span text:style-name="T13_6"><text:s/></text:span><text:span text:style-name="T13_7">Skitur</text:span><text:span text:style-name="T13_8"><text:s/>2012</text:span></text:p>
        </text:list-item>
        <text:list-item>
          <text:p text:style-name="P14"><text:span text:style-name="T14_1">Tilgjengelige</text:span><text:span text:style-name="T14_2"><text:s/></text:span><text:span text:style-name="T14_3">midler</text:span></text:p>
        </text:list-item>
        <text:list-item>
          <text:p text:style-name="P15"><text:span text:style-name="T15_1">Behandling</text:span><text:span text:style-name="T15_2"><text:s/></text:span><text:span text:style-name="T15_3">av</text:span><text:span text:style-name="T15_4"><text:s/></text:span><text:span text:style-name="T15_5">søknader</text:span></text:p>
        </text:list-item>
        <text:list-item>
          <text:p text:style-name="P16"><text:span text:style-name="T16_1">Signering</text:span><text:span text:style-name="T16_2"><text:s/></text:span><text:span text:style-name="T16_3">av</text:span><text:span text:style-name="T16_4"><text:s/></text:span><text:span text:style-name="T16_5">innvilgede</text:span><text:span text:style-name="T16_6"><text:s/></text:span><text:span text:style-name="T16_7">søknader</text:span></text:p>
        </text:list-item>
        <text:list-item>
          <text:p text:style-name="P17"><text:span text:style-name="T17_1">Valg</text:span><text:span text:style-name="T17_2"><text:s/></text:span><text:span text:style-name="T17_3">av</text:span><text:span text:style-name="T17_4"><text:s/></text:span><text:span text:style-name="T17_5">ny</text:span><text:span text:style-name="T17_6"><text:s/></text:span><text:span text:style-name="T17_7">koordinator</text:span></text:p>
        </text:list-item>
        <text:list-item>
          <text:p text:style-name="P18"><text:span text:style-name="T18_1">Eventuelt</text:span></text:p>
        </text:list-item>
      </text:list>
      <text:p text:style-name="P19"/>
      <text:p text:style-name="P20"><text:span text:style-name="T20_1">Tilstede</text:span></text:p>
      <text:p text:style-name="P21"><text:span text:style-name="T21_1">CYB</text:span></text:p>
      <text:list text:style-name="LS3" xml:id="list11">
        <text:list-item>
          <text:p text:style-name="P22"><text:span text:style-name="T22_1">Ikke</text:span><text:span text:style-name="T22_2"><text:s/></text:span><text:span text:style-name="T22_3">representert</text:span><text:span text:style-name="T22_4">.</text:span></text:p>
        </text:list-item>
      </text:list>
      <text:p text:style-name="P23"><text:span text:style-name="T23_1">PING</text:span></text:p>
      <text:list text:style-name="LS4" xml:id="list12">
        <text:list-item>
          <text:p text:style-name="P24"><text:span text:style-name="T24_1">Christopher</text:span><text:span text:style-name="T24_2"><text:s/></text:span><text:span text:style-name="T24_3">Culina</text:span><text:span text:style-name="T24_4"><text:s/>(</text:span><text:span text:style-name="T24_5">chrisbc</text:span><text:span text:style-name="T24_6">)</text:span></text:p>
        </text:list-item>
      </text:list>
      <text:p text:style-name="P25"><text:span text:style-name="T25_1">Dagen</text:span></text:p>
      <text:list text:style-name="LS5" xml:id="list13">
        <text:list-item>
          <text:p text:style-name="P26"><text:span text:style-name="T26_1">Johanne</text:span><text:span text:style-name="T26_2"><text:s/></text:span><text:span text:style-name="T26_3">Håøy</text:span><text:span text:style-name="T26_4"><text:s/></text:span><text:span text:style-name="T26_5">Horn</text:span><text:span text:style-name="T26_6"><text:s/>(</text:span><text:span text:style-name="T26_7">johannhh</text:span><text:span text:style-name="T26_8">)</text:span></text:p>
        </text:list-item>
      </text:list>
      <text:p text:style-name="P27"><text:span text:style-name="T27_1">Navet</text:span></text:p>
      <text:list text:style-name="LS6" xml:id="list14">
        <text:list-item>
          <text:p text:style-name="P28"><text:span text:style-name="T28_1">Amund</text:span><text:span text:style-name="T28_2"><text:s/></text:span><text:span text:style-name="T28_3">Øgar</text:span><text:span text:style-name="T28_4"><text:s/></text:span><text:span text:style-name="T28_5">Meisal</text:span><text:span text:style-name="T28_6"><text:s/>(</text:span><text:span text:style-name="T28_7">amundom</text:span><text:span text:style-name="T28_8">)</text:span></text:p>
        </text:list-item>
        <text:list-item>
          <text:p text:style-name="P29"><text:span text:style-name="T29_1">Martine</text:span><text:span text:style-name="T29_2"><text:s/></text:span><text:span text:style-name="T29_3">Rolid</text:span><text:span text:style-name="T29_4"><text:s/></text:span><text:span text:style-name="T29_5">Leonardsen</text:span><text:span text:style-name="T29_6"><text:s/>(</text:span><text:span text:style-name="T29_7">martirle</text:span><text:span text:style-name="T29_8">)</text:span></text:p>
        </text:list-item>
      </text:list>
      <text:p text:style-name="P30"><text:span text:style-name="T30_1">Mikro</text:span></text:p>
      <text:list text:style-name="LS7" xml:id="list16">
        <text:list-item>
          <text:p text:style-name="P31"><text:span text:style-name="T31_1">Jarle</text:span><text:span text:style-name="T31_2"><text:s/></text:span><text:span text:style-name="T31_3">Fosen</text:span><text:span text:style-name="T31_4"><text:s/>(</text:span><text:span text:style-name="T31_5">jarlefo</text:span><text:span text:style-name="T31_6">)</text:span></text:p>
        </text:list-item>
      </text:list>
      <text:p text:style-name="P32"><text:span text:style-name="T32_1">FUI</text:span></text:p>
      <text:list text:style-name="LS8" xml:id="list17">
        <text:list-item>
          <text:p text:style-name="P33"><text:span text:style-name="T33_1">Lars</text:span><text:span text:style-name="T33_2"><text:s/></text:span><text:span text:style-name="T33_3">Tveito</text:span><text:span text:style-name="T33_4"><text:s/>(</text:span><text:span text:style-name="T33_5">larstvei</text:span><text:span text:style-name="T33_6">)</text:span></text:p>
        </text:list-item>
      </text:list>
      <text:p text:style-name="P34"><text:span text:style-name="T34_1">P</text:span><text:span text:style-name="T34_2">:</text:span><text:span text:style-name="T34_3">ISK</text:span></text:p>
      <text:list text:style-name="LS9" xml:id="list18">
        <text:list-item>
          <text:p text:style-name="P35"><text:span text:style-name="T35_1">Andreas</text:span><text:span text:style-name="T35_2"><text:s/></text:span><text:span text:style-name="T35_3">Lind</text:span><text:span text:style-name="T35_4">-</text:span><text:span text:style-name="T35_5">Johansen</text:span><text:span text:style-name="T35_6"><text:s/>(</text:span><text:span text:style-name="T35_7">andrelin</text:span><text:span text:style-name="T35_8">)</text:span></text:p>
        </text:list-item>
      </text:list>
      <text:p text:style-name="P36"><text:span text:style-name="T36_1">FU</text:span></text:p>
      <text:list text:style-name="LS10" xml:id="list19">
        <text:list-item>
          <text:p text:style-name="P37"><text:span text:style-name="T37_1">Torgeir</text:span><text:span text:style-name="T37_2"><text:s/></text:span><text:span text:style-name="T37_3">Lebesbye</text:span><text:span text:style-name="T37_4"><text:s/>(</text:span><text:span text:style-name="T37_5">torgeirl</text:span><text:span text:style-name="T37_6">)</text:span></text:p>
        </text:list-item>
      </text:list>
      <text:p text:style-name="P38"/>
      <text:p text:style-name="P39"/>
      <text:p text:style-name="P40"><text:span text:style-name="T40_1">1<text:s/></text:span><text:span text:style-name="T40_2">Godkjenning</text:span><text:span text:style-name="T40_3"><text:s/></text:span><text:span text:style-name="T40_4">av</text:span><text:span text:style-name="T40_5"><text:s/></text:span><text:span text:style-name="T40_6">innkalling</text:span></text:p>
      <text:p text:style-name="P41"><text:span text:style-name="T41_1">Godkjent</text:span><text:span text:style-name="T41_2">.</text:span></text:p>
      <text:p text:style-name="P42"/>
      <text:p text:style-name="P43"/>
      <text:p text:style-name="P44"><text:span text:style-name="T44_1">2<text:s/></text:span><text:span text:style-name="T44_2">Godkjenning</text:span><text:span text:style-name="T44_3"><text:s/></text:span><text:span text:style-name="T44_4">av</text:span><text:span text:style-name="T44_5"><text:s/></text:span><text:span text:style-name="T44_6">agenda</text:span></text:p>
      <text:p text:style-name="P45"><text:span text:style-name="T45_1">8<text:s/></text:span><text:span text:style-name="T45_2">Behandling</text:span><text:span text:style-name="T45_3"><text:s/></text:span><text:span text:style-name="T45_4">av</text:span><text:span text:style-name="T45_5"><text:s/></text:span><text:span text:style-name="T45_6">søknader</text:span><text:span text:style-name="T45_7"><text:s/></text:span><text:span text:style-name="T45_8">utgår</text:span><text:span text:style-name="T45_9"><text:s/></text:span><text:span text:style-name="T45_10">da</text:span><text:span text:style-name="T45_11"><text:s/></text:span><text:span text:style-name="T45_12">det</text:span><text:span text:style-name="T45_13"><text:s/></text:span><text:span text:style-name="T45_14">som</text:span><text:span text:style-name="T45_15"><text:s/></text:span><text:span text:style-name="T45_16">ventet</text:span><text:span text:style-name="T45_17"><text:s/></text:span><text:span text:style-name="T45_18">ikke</text:span><text:span text:style-name="T45_19"><text:s/></text:span><text:span text:style-name="T45_20">har</text:span><text:span text:style-name="T45_21"><text:s/></text:span><text:span text:style-name="T45_22">kom</text:span><text:span text:style-name="T45_23"><text:s/></text:span><text:span text:style-name="T45_24">inn</text:span><text:span text:style-name="T45_25"><text:s/></text:span><text:span text:style-name="T45_26">noen</text:span><text:span text:style-name="T45_27"><text:s/></text:span><text:span text:style-name="T45_28">nye</text:span><text:span text:style-name="T45_29"><text:s/></text:span><text:span text:style-name="T45_30">søknader</text:span><text:span text:style-name="T45_31"><text:s/></text:span><text:span text:style-name="T45_32">rett</text:span><text:span text:style-name="T45_33"><text:s/></text:span><text:span text:style-name="T45_34">før</text:span><text:span text:style-name="T45_35"><text:s/></text:span><text:span text:style-name="T45_36">jul</text:span><text:span text:style-name="T45_37">.<text:s/></text:span><text:span text:style-name="T45_38">Godkjent</text:span><text:span text:style-name="T45_39">.</text:span></text:p>
      <text:p text:style-name="P46"/>
      <text:p text:style-name="P47"/>
      <text:p text:style-name="P48"><text:span text:style-name="T48_1">3<text:s/></text:span><text:span text:style-name="T48_2">Godkjenning</text:span><text:span text:style-name="T48_3"><text:s/></text:span><text:span text:style-name="T48_4">av</text:span><text:span text:style-name="T48_5"><text:s/></text:span><text:span text:style-name="T48_6">referat</text:span><text:span text:style-name="T48_7"><text:s/></text:span><text:span text:style-name="T48_8">fra</text:span><text:span text:style-name="T48_9"><text:s/></text:span><text:span text:style-name="T48_10">forrige</text:span><text:span text:style-name="T48_11"><text:s/></text:span><text:span text:style-name="T48_12">møte</text:span></text:p>
      <text:p text:style-name="P49"><text:span text:style-name="T49_1">Godkjent</text:span><text:span text:style-name="T49_2">.</text:span></text:p>
      <text:p text:style-name="P50"/>
      <text:p text:style-name="P51"/>
      <text:p text:style-name="P52"><text:span text:style-name="T52_1">4<text:s/></text:span><text:span text:style-name="T52_2">Sirkulasjonssaker</text:span></text:p>
      <text:p text:style-name="P53"><text:span text:style-name="T53_1">4.1<text:s/></text:span><text:span text:style-name="T53_2">Mikros</text:span><text:span text:style-name="T53_3"><text:s/></text:span><text:span text:style-name="T53_4">søknad</text:span><text:span text:style-name="T53_5"><text:s/></text:span><text:span text:style-name="T53_6">om</text:span><text:span text:style-name="T53_7"><text:s/></text:span><text:span text:style-name="T53_8">driftsstøtte</text:span><text:span text:style-name="T53_9"><text:s/></text:span><text:span text:style-name="T53_10">høst</text:span><text:span text:style-name="T53_11"><text:s/>2012</text:span></text:p>
      <text:p text:style-name="P54"><text:span text:style-name="T54_1">Ble</text:span><text:span text:style-name="T54_2"><text:s/></text:span><text:span text:style-name="T54_3">behandlet</text:span><text:span text:style-name="T54_4"><text:s/></text:span><text:span text:style-name="T54_5">på</text:span><text:span text:style-name="T54_6"><text:s/></text:span><text:span text:style-name="T54_7">sirkulasjon</text:span><text:span text:style-name="T54_8">,<text:s/></text:span><text:span text:style-name="T54_9">og</text:span><text:span text:style-name="T54_10"><text:s/></text:span><text:span text:style-name="T54_11">ikke</text:span><text:span text:style-name="T54_12"><text:s/></text:span><text:span text:style-name="T54_13">godkjent</text:span><text:span text:style-name="T54_14">.<text:s/></text:span><text:span text:style-name="T54_15">Siden</text:span><text:span text:style-name="T54_16"><text:s/></text:span><text:span text:style-name="T54_17">ingen</text:span><text:span text:style-name="T54_18"><text:s/></text:span><text:span text:style-name="T54_19">ønsket</text:span><text:span text:style-name="T54_20"><text:s/></text:span><text:span text:style-name="T54_21">et</text:span><text:span text:style-name="T54_22"><text:s/></text:span><text:span text:style-name="T54_23">møte</text:span><text:span text:style-name="T54_24"><text:s/></text:span><text:span text:style-name="T54_25">ba</text:span><text:span text:style-name="T54_26"><text:s/></text:span><text:span text:style-name="T54_27">koordinator</text:span><text:span text:style-name="T54_28"><text:s/></text:span><text:span text:style-name="T54_29">Mikro</text:span><text:span text:style-name="T54_30"><text:s/></text:span><text:span text:style-name="T54_31">forklare</text:span><text:span text:style-name="T54_32"><text:s/></text:span><text:span text:style-name="T54_33">et</text:span><text:span text:style-name="T54_34"><text:s/></text:span><text:span text:style-name="T54_35">par</text:span><text:span text:style-name="T54_36"><text:s/></text:span><text:span text:style-name="T54_37">punkter</text:span><text:span text:style-name="T54_38">,<text:s/></text:span><text:span text:style-name="T54_39">og</text:span><text:span text:style-name="T54_40"><text:s/></text:span><text:span text:style-name="T54_41">søknaden</text:span><text:span text:style-name="T54_42"><text:s/></text:span><text:span text:style-name="T54_43">ble</text:span><text:span text:style-name="T54_44"><text:s/></text:span><text:span text:style-name="T54_45">i</text:span><text:span text:style-name="T54_46"><text:s/></text:span><text:span text:style-name="T54_47">lys</text:span><text:span text:style-name="T54_48"><text:s/></text:span><text:span text:style-name="T54_49">av</text:span><text:span text:style-name="T54_50"><text:s/></text:span><text:span text:style-name="T54_51">denne</text:span><text:span text:style-name="T54_52"><text:s/></text:span><text:span text:style-name="T54_53">forklaringen</text:span><text:span text:style-name="T54_54"><text:s/></text:span><text:span text:style-name="T54_55">godkjent</text:span><text:span text:style-name="T54_56">.</text:span></text:p>
      <text:p text:style-name="P55"/>
      <text:p text:style-name="P56"/>
      <text:p text:style-name="P57"><text:span text:style-name="T57_1">5<text:s/></text:span><text:span text:style-name="T57_2">Status</text:span><text:span text:style-name="T57_3"><text:s/></text:span><text:span text:style-name="T57_4">bokettersyn</text:span></text:p>
      <text:p text:style-name="P58"><text:span text:style-name="T58_1">Koordinator</text:span><text:span text:style-name="T58_2"><text:s/></text:span><text:span text:style-name="T58_3">og</text:span><text:span text:style-name="T58_4"><text:s/></text:span><text:span text:style-name="T58_5">vårens</text:span><text:span text:style-name="T58_6"><text:s/></text:span><text:span text:style-name="T58_7">leder</text:span><text:span text:style-name="T58_8"><text:s/></text:span><text:span text:style-name="T58_9">i</text:span><text:span text:style-name="T58_10"><text:s/></text:span><text:span text:style-name="T58_11">Mikro</text:span><text:span text:style-name="T58_12"><text:s/></text:span><text:span text:style-name="T58_13">har</text:span><text:span text:style-name="T58_14"><text:s/></text:span><text:span text:style-name="T58_15">fortsatt</text:span><text:span text:style-name="T58_16"><text:s/></text:span><text:span text:style-name="T58_17">en</text:span><text:span text:style-name="T58_18"><text:s/></text:span><text:span text:style-name="T58_19">ulik</text:span><text:span text:style-name="T58_20"><text:s/></text:span><text:span text:style-name="T58_21">oppfatning</text:span><text:span text:style-name="T58_22"><text:s/></text:span><text:span text:style-name="T58_23">av</text:span><text:span text:style-name="T58_24"><text:s/></text:span><text:span text:style-name="T58_25">hvorfor</text:span><text:span text:style-name="T58_26">,<text:s/></text:span><text:span text:style-name="T58_27">hvordan</text:span><text:span text:style-name="T58_28"><text:s/></text:span><text:span text:style-name="T58_29">og</text:span><text:span text:style-name="T58_30"><text:s/></text:span><text:span text:style-name="T58_31">når</text:span><text:span text:style-name="T58_32"><text:s/></text:span><text:span text:style-name="T58_33">kontroll</text:span><text:span text:style-name="T58_34"><text:s/></text:span><text:span text:style-name="T58_35">av</text:span><text:span text:style-name="T58_36"><text:s/></text:span><text:span text:style-name="T58_37">enkelte</text:span><text:span text:style-name="T58_38"><text:s/></text:span><text:span text:style-name="T58_39">bilag</text:span><text:span text:style-name="T58_40"><text:s/></text:span><text:span text:style-name="T58_41">for</text:span><text:span text:style-name="T58_42"><text:s/></text:span><text:span text:style-name="T58_43">vårens</text:span><text:span text:style-name="T58_44"><text:s/></text:span><text:span text:style-name="T58_45">regnskap</text:span><text:span text:style-name="T58_46"><text:s/></text:span><text:span text:style-name="T58_47">kan</text:span><text:span text:style-name="T58_48"><text:s/></text:span><text:span text:style-name="T58_49">gjennomføres</text:span><text:span text:style-name="T58_50">.<text:s/></text:span><text:span text:style-name="T58_51">Det</text:span><text:span text:style-name="T58_52"><text:s/></text:span><text:span text:style-name="T58_53">ser</text:span><text:span text:style-name="T58_54"><text:s/></text:span><text:span text:style-name="T58_55">heller</text:span><text:span text:style-name="T58_56"><text:s/></text:span><text:span text:style-name="T58_57">ikke</text:span><text:span text:style-name="T58_58"><text:s/></text:span><text:span text:style-name="T58_59">ut</text:span><text:span text:style-name="T58_60"><text:s/></text:span><text:span text:style-name="T58_61">til</text:span><text:span text:style-name="T58_62"><text:s/></text:span><text:span text:style-name="T58_63">at</text:span><text:span text:style-name="T58_64"><text:s/></text:span><text:span text:style-name="T58_65">man</text:span><text:span text:style-name="T58_66"><text:s/></text:span><text:span text:style-name="T58_67">ville</text:span><text:span text:style-name="T58_68"><text:s/></text:span><text:span text:style-name="T58_69">kom</text:span><text:span text:style-name="T58_70"><text:s/></text:span><text:span text:style-name="T58_71">frem</text:span><text:span text:style-name="T58_72"><text:s/></text:span><text:span text:style-name="T58_73">til</text:span><text:span text:style-name="T58_74"><text:s/></text:span><text:span text:style-name="T58_75">en</text:span><text:span text:style-name="T58_76"><text:s/></text:span><text:span text:style-name="T58_77">snarlig</text:span><text:span text:style-name="T58_78"><text:s/></text:span><text:span text:style-name="T58_79">løsning</text:span><text:span text:style-name="T58_80">.</text:span></text:p>
      <text:p text:style-name="P59"/>
      <text:p text:style-name="P60"><text:span text:style-name="T60_1">Mangler</text:span><text:span text:style-name="T60_2"><text:s/></text:span><text:span text:style-name="T60_3">fortsatt</text:span><text:span text:style-name="T60_4"><text:s/></text:span><text:span text:style-name="T60_5">den</text:span><text:span text:style-name="T60_6"><text:s/></text:span><text:span text:style-name="T60_7">siste</text:span><text:span text:style-name="T60_8"><text:s/></text:span><text:span text:style-name="T60_9">tilbakebetalingen</text:span><text:span text:style-name="T60_10"><text:s/></text:span><text:span text:style-name="T60_11">fra</text:span><text:span text:style-name="T60_12"><text:s/></text:span><text:span text:style-name="T60_13">CYB</text:span><text:span text:style-name="T60_14"><text:s/></text:span><text:span text:style-name="T60_15">på</text:span><text:span text:style-name="T60_16"><text:s/>1<text:s/>950<text:s/></text:span><text:span text:style-name="T60_17">kroner</text:span><text:span text:style-name="T60_18">.</text:span></text:p>
      <text:p text:style-name="P61"/>
      <text:p text:style-name="P62"/>
      <text:p text:style-name="P63"><text:span text:style-name="T63_1">6<text:s/></text:span><text:span text:style-name="T63_2">Regnskap</text:span><text:span text:style-name="T63_3"><text:s/></text:span><text:span text:style-name="T63_4">for</text:span><text:span text:style-name="T63_5"><text:s/></text:span><text:span text:style-name="T63_6">IFI</text:span><text:span text:style-name="T63_7"><text:s/></text:span><text:span text:style-name="T63_8">Skitur</text:span><text:span text:style-name="T63_9"><text:s/>2012</text:span></text:p>
      <text:p text:style-name="P64"><text:span text:style-name="T64_1">Koordinator</text:span><text:span text:style-name="T64_2"><text:s/></text:span><text:span text:style-name="T64_3">presenterer</text:span><text:span text:style-name="T64_4"><text:s/></text:span><text:span text:style-name="T64_5">regnskap</text:span><text:span text:style-name="T64_6"><text:s/></text:span><text:span text:style-name="T64_7">fra</text:span><text:span text:style-name="T64_8"><text:s/></text:span><text:span text:style-name="T64_9">økonomigruppa</text:span><text:span text:style-name="T64_10"><text:s/></text:span><text:span text:style-name="T64_11">i</text:span><text:span text:style-name="T64_12"><text:s/></text:span><text:span text:style-name="T64_13">CYB</text:span><text:span text:style-name="T64_14">.</text:span></text:p>
      <text:p text:style-name="P65"/>
      <text:p text:style-name="P66"><text:span text:style-name="T66_1">Skigruppa</text:span><text:span text:style-name="T66_2"><text:s/></text:span><text:span text:style-name="T66_3">har</text:span><text:span text:style-name="T66_4"><text:s/></text:span><text:span text:style-name="T66_5">disponert</text:span><text:span text:style-name="T66_6"><text:s/>6<text:s/>600<text:s/></text:span><text:span text:style-name="T66_7">kroner</text:span><text:span text:style-name="T66_8"><text:s/></text:span><text:span text:style-name="T66_9">på</text:span><text:span text:style-name="T66_10"><text:s/></text:span><text:span text:style-name="T66_11">CYBs</text:span><text:span text:style-name="T66_12"><text:s/></text:span><text:span text:style-name="T66_13">kontoer</text:span><text:span text:style-name="T66_14"><text:s/></text:span><text:span text:style-name="T66_15">i</text:span><text:span text:style-name="T66_16"><text:s/></text:span><text:span text:style-name="T66_17">forkant</text:span><text:span text:style-name="T66_18"><text:s/></text:span><text:span text:style-name="T66_19">av</text:span><text:span text:style-name="T66_20"><text:s/></text:span><text:span text:style-name="T66_21">årets</text:span><text:span text:style-name="T66_22"><text:s/></text:span><text:span text:style-name="T66_23">skitur</text:span><text:span text:style-name="T66_24"><text:s/></text:span><text:span text:style-name="T66_25">som</text:span><text:span text:style-name="T66_26"><text:s/></text:span><text:span text:style-name="T66_27">følge</text:span><text:span text:style-name="T66_28"><text:s/></text:span><text:span text:style-name="T66_29">av</text:span><text:span text:style-name="T66_30"><text:s/></text:span><text:span text:style-name="T66_31">overskudd</text:span><text:span text:style-name="T66_32"><text:s/></text:span><text:span text:style-name="T66_33">fra</text:span><text:span text:style-name="T66_34"><text:s/></text:span><text:span text:style-name="T66_35">foregående</text:span><text:span text:style-name="T66_36"><text:s/></text:span><text:span text:style-name="T66_37">år</text:span><text:span text:style-name="T66_38">.<text:s/></text:span><text:span text:style-name="T66_39">IFI</text:span><text:span text:style-name="T66_40"><text:s/></text:span><text:span text:style-name="T66_41">Skitur</text:span><text:span text:style-name="T66_42"><text:s/>2012<text:s/></text:span><text:span text:style-name="T66_43">gikk</text:span><text:span text:style-name="T66_44"><text:s/>3<text:s/>872,25<text:s/></text:span><text:span text:style-name="T66_45">kroner</text:span><text:span text:style-name="T66_46"><text:s/></text:span><text:span text:style-name="T66_47">i</text:span><text:span text:style-name="T66_48"><text:s/></text:span><text:span text:style-name="T66_49">underskudd</text:span><text:span text:style-name="T66_50">,<text:s/></text:span><text:span text:style-name="T66_51">og</text:span><text:span text:style-name="T66_52"><text:s/></text:span><text:span text:style-name="T66_53">gruppa</text:span><text:span text:style-name="T66_54"><text:s/></text:span><text:span text:style-name="T66_55">sitter</text:span><text:span text:style-name="T66_56"><text:s/></text:span><text:span text:style-name="T66_57">dermed</text:span><text:span text:style-name="T66_58"><text:s/></text:span><text:span text:style-name="T66_59">igjen</text:span><text:span text:style-name="T66_60"><text:s/></text:span><text:span text:style-name="T66_61">med</text:span><text:span text:style-name="T66_62"><text:s/>2<text:s/>727,25<text:s/></text:span><text:span text:style-name="T66_63">kroner</text:span><text:span text:style-name="T66_64"><text:s/></text:span><text:span text:style-name="T66_65">med</text:span><text:span text:style-name="T66_66"><text:s/></text:span><text:span text:style-name="T66_67">midler</text:span><text:span text:style-name="T66_68"><text:s/></text:span><text:span text:style-name="T66_69">som</text:span><text:span text:style-name="T66_70"><text:s/></text:span><text:span text:style-name="T66_71">overføres</text:span><text:span text:style-name="T66_72"><text:s/></text:span><text:span text:style-name="T66_73">til</text:span><text:span text:style-name="T66_74"><text:s/></text:span><text:span text:style-name="T66_75">IFI</text:span><text:span text:style-name="T66_76"><text:s/></text:span><text:span text:style-name="T66_77">Skitur</text:span><text:span text:style-name="T66_78"><text:s/>2013.</text:span></text:p>
      <text:p text:style-name="P67"/>
      <text:p text:style-name="P68"><text:span text:style-name="T68_1">Regnskapet</text:span><text:span text:style-name="T68_2"><text:s/></text:span><text:span text:style-name="T68_3">godkjennes</text:span><text:span text:style-name="T68_4">.</text:span></text:p>
      <text:p text:style-name="P69"/>
      <text:p text:style-name="P70"/>
      <text:p text:style-name="P71"><text:span text:style-name="T71_1">7<text:s/></text:span><text:span text:style-name="T71_2">Tilgjengelige</text:span><text:span text:style-name="T71_3"><text:s/></text:span><text:span text:style-name="T71_4">midler</text:span></text:p>
      <text:p text:style-name="P72"><text:span text:style-name="T72_1">Det</text:span><text:span text:style-name="T72_2"><text:s/></text:span><text:span text:style-name="T72_3">skal</text:span><text:span text:style-name="T72_4"><text:s/></text:span><text:span text:style-name="T72_5">være</text:span><text:span text:style-name="T72_6"><text:s/>521<text:s/>066,95<text:s/></text:span><text:span text:style-name="T72_7">kroner</text:span><text:span text:style-name="T72_8"><text:s/></text:span><text:span text:style-name="T72_9">fordelt</text:span><text:span text:style-name="T72_10"><text:s/></text:span><text:span text:style-name="T72_11">på</text:span><text:span text:style-name="T72_12"><text:s/></text:span><text:span text:style-name="T72_13">FU</text:span><text:span text:style-name="T72_14">-</text:span><text:span text:style-name="T72_15">kontoene</text:span><text:span text:style-name="T72_16"><text:s/></text:span><text:span text:style-name="T72_17">hos</text:span><text:span text:style-name="T72_18"><text:s/></text:span><text:span text:style-name="T72_19">Dagen</text:span><text:span text:style-name="T72_20"><text:s/></text:span><text:span text:style-name="T72_21">og</text:span><text:span text:style-name="T72_22"><text:s/></text:span><text:span text:style-name="T72_23">Navet</text:span><text:span text:style-name="T72_24"><text:s/></text:span><text:span text:style-name="T72_25">etter</text:span><text:span text:style-name="T72_26"><text:s/></text:span><text:span text:style-name="T72_27">at</text:span><text:span text:style-name="T72_28"><text:s/></text:span><text:span text:style-name="T72_29">TekNats</text:span><text:span text:style-name="T72_30"><text:s/></text:span><text:span text:style-name="T72_31">og</text:span><text:span text:style-name="T72_32"><text:s/></text:span><text:span text:style-name="T72_33">Mikros</text:span><text:span text:style-name="T72_34"><text:s/></text:span><text:span text:style-name="T72_35">søknader</text:span><text:span text:style-name="T72_36"><text:s/></text:span><text:span text:style-name="T72_37">er</text:span><text:span text:style-name="T72_38"><text:s/></text:span><text:span text:style-name="T72_39">utbetalt</text:span><text:span text:style-name="T72_40"><text:s/></text:span><text:span text:style-name="T72_41">og</text:span><text:span text:style-name="T72_42"><text:s/></text:span><text:span text:style-name="T72_43">den</text:span><text:span text:style-name="T72_44"><text:s/></text:span><text:span text:style-name="T72_45">siste</text:span><text:span text:style-name="T72_46"><text:s/></text:span><text:span text:style-name="T72_47">tilbakebetaling</text:span><text:span text:style-name="T72_48"><text:s/></text:span><text:span text:style-name="T72_49">fra</text:span><text:span text:style-name="T72_50"><text:s/></text:span><text:span text:style-name="T72_51">CYB</text:span><text:span text:style-name="T72_52"><text:s/></text:span><text:span text:style-name="T72_53">kommer</text:span><text:span text:style-name="T72_54"><text:s/></text:span><text:span text:style-name="T72_55">på</text:span><text:span text:style-name="T72_56"><text:s/></text:span><text:span text:style-name="T72_57">konto</text:span><text:span text:style-name="T72_58">.</text:span></text:p>
      <text:p text:style-name="P73"/>
      <text:p text:style-name="P74"><text:span text:style-name="T74_1">FIFI</text:span><text:span text:style-name="T74_2"><text:s/></text:span><text:span text:style-name="T74_3">har</text:span><text:span text:style-name="T74_4"><text:s/></text:span><text:span text:style-name="T74_5">fortsatt</text:span><text:span text:style-name="T74_6"><text:s/></text:span><text:span text:style-name="T74_7">ikke</text:span><text:span text:style-name="T74_8"><text:s/></text:span><text:span text:style-name="T74_9">oppgitt</text:span><text:span text:style-name="T74_10"><text:s/></text:span><text:span text:style-name="T74_11">et</text:span><text:span text:style-name="T74_12"><text:s/></text:span><text:span text:style-name="T74_13">kontonummer</text:span><text:span text:style-name="T74_14">,<text:s/></text:span><text:span text:style-name="T74_15">og</text:span><text:span text:style-name="T74_16"><text:s/></text:span><text:span text:style-name="T74_17">penger</text:span><text:span text:style-name="T74_18"><text:s/></text:span><text:span text:style-name="T74_19">for</text:span><text:span text:style-name="T74_20"><text:s/></text:span><text:span text:style-name="T74_21">deres</text:span><text:span text:style-name="T74_22"><text:s/></text:span><text:span text:style-name="T74_23">søknad</text:span><text:span text:style-name="T74_24"><text:s/></text:span><text:span text:style-name="T74_25">har</text:span><text:span text:style-name="T74_26"><text:s/></text:span><text:span text:style-name="T74_27">derfor</text:span><text:span text:style-name="T74_28"><text:s/></text:span><text:span text:style-name="T74_29">ikke</text:span><text:span text:style-name="T74_30"><text:s/></text:span><text:span text:style-name="T74_31">blitt</text:span><text:span text:style-name="T74_32"><text:s/></text:span><text:span text:style-name="T74_33">utbetalt</text:span><text:span text:style-name="T74_34">.</text:span></text:p>
      <text:p text:style-name="P75"/>
      <text:p text:style-name="P76"/>
      <text:p text:style-name="P77"><text:span text:style-name="T77_1">9<text:s/></text:span><text:span text:style-name="T77_2">Signering</text:span><text:span text:style-name="T77_3"><text:s/></text:span><text:span text:style-name="T77_4">av</text:span><text:span text:style-name="T77_5"><text:s/></text:span><text:span text:style-name="T77_6">innvilgede</text:span><text:span text:style-name="T77_7"><text:s/></text:span><text:span text:style-name="T77_8">søknader</text:span></text:p>
      <text:p text:style-name="P78"><text:span text:style-name="T78_1">Søknaden</text:span><text:span text:style-name="T78_2"><text:s/></text:span><text:span text:style-name="T78_3">fra</text:span><text:span text:style-name="T78_4"><text:s/></text:span><text:span text:style-name="T78_5">Mikro</text:span><text:span text:style-name="T78_6"><text:s/></text:span><text:span text:style-name="T78_7">som</text:span><text:span text:style-name="T78_8"><text:s/></text:span><text:span text:style-name="T78_9">ble</text:span><text:span text:style-name="T78_10"><text:s/></text:span><text:span text:style-name="T78_11">behandlet</text:span><text:span text:style-name="T78_12"><text:s/></text:span><text:span text:style-name="T78_13">på</text:span><text:span text:style-name="T78_14"><text:s/></text:span><text:span text:style-name="T78_15">sirkulasjon</text:span><text:span text:style-name="T78_16"><text:s/></text:span><text:span text:style-name="T78_17">signeres</text:span><text:span text:style-name="T78_18">.</text:span></text:p>
      <text:p text:style-name="P79"/>
      <text:p text:style-name="P80"/>
      <text:p text:style-name="P81"><text:span text:style-name="T81_1">10<text:s/></text:span><text:span text:style-name="T81_2">Valg</text:span><text:span text:style-name="T81_3"><text:s/></text:span><text:span text:style-name="T81_4">av</text:span><text:span text:style-name="T81_5"><text:s/></text:span><text:span text:style-name="T81_6">ny</text:span><text:span text:style-name="T81_7"><text:s/></text:span><text:span text:style-name="T81_8">koordinator</text:span></text:p>
      <text:p text:style-name="P82"><text:span text:style-name="T82_1">Ingen</text:span><text:span text:style-name="T82_2"><text:s/></text:span><text:span text:style-name="T82_3">har</text:span><text:span text:style-name="T82_4"><text:s/></text:span><text:span text:style-name="T82_5">meldt</text:span><text:span text:style-name="T82_6"><text:s/></text:span><text:span text:style-name="T82_7">sitt</text:span><text:span text:style-name="T82_8"><text:s/></text:span><text:span text:style-name="T82_9">kandidatur</text:span><text:span text:style-name="T82_10">,<text:s/></text:span><text:span text:style-name="T82_11">men</text:span><text:span text:style-name="T82_12"><text:s/></text:span><text:span text:style-name="T82_13">flere</text:span><text:span text:style-name="T82_14"><text:s/></text:span><text:span text:style-name="T82_15">nevner</text:span><text:span text:style-name="T82_16"><text:s/></text:span><text:span text:style-name="T82_17">Marte</text:span><text:span text:style-name="T82_18"><text:s/></text:span><text:span text:style-name="T82_19">Hesvik</text:span><text:span text:style-name="T82_20"><text:s/></text:span><text:span text:style-name="T82_21">Frøyen</text:span><text:span text:style-name="T82_22"><text:s/>(</text:span><text:span text:style-name="T82_23">martehfr</text:span><text:span text:style-name="T82_24">)<text:s/></text:span><text:span text:style-name="T82_25">som</text:span><text:span text:style-name="T82_26"><text:s/></text:span><text:span text:style-name="T82_27">en</text:span><text:span text:style-name="T82_28"><text:s/></text:span><text:span text:style-name="T82_29">god</text:span><text:span text:style-name="T82_30"><text:s/></text:span><text:span text:style-name="T82_31">kandidat</text:span><text:span text:style-name="T82_32">.<text:s/></text:span><text:span text:style-name="T82_33">Koordinator</text:span><text:span text:style-name="T82_34"><text:s/></text:span><text:span text:style-name="T82_35">sier</text:span><text:span text:style-name="T82_36"><text:s/></text:span><text:span text:style-name="T82_37">det</text:span><text:span text:style-name="T82_38"><text:s/></text:span><text:span text:style-name="T82_39">er</text:span><text:span text:style-name="T82_40"><text:s/></text:span><text:span text:style-name="T82_41">tvilsomt</text:span><text:span text:style-name="T82_42"><text:s/></text:span><text:span text:style-name="T82_43">et</text:span><text:span text:style-name="T82_44"><text:s/></text:span><text:span text:style-name="T82_45">koordinatorvalg</text:span><text:span text:style-name="T82_46"><text:s/></text:span><text:span text:style-name="T82_47">vil</text:span><text:span text:style-name="T82_48"><text:s/></text:span><text:span text:style-name="T82_49">gi</text:span><text:span text:style-name="T82_50"><text:s/></text:span><text:span text:style-name="T82_51">noe</text:span><text:span text:style-name="T82_52"><text:s/></text:span><text:span text:style-name="T82_53">særlig</text:span><text:span text:style-name="T82_54"><text:s/></text:span><text:span text:style-name="T82_55">til</text:span><text:span text:style-name="T82_56"><text:s/></text:span><text:span text:style-name="T82_57">personkamp</text:span><text:span text:style-name="T82_58"><text:s/></text:span><text:span text:style-name="T82_59">og</text:span><text:span text:style-name="T82_60"><text:s/></text:span><text:span text:style-name="T82_61">foreslår</text:span><text:span text:style-name="T82_62"><text:s/></text:span><text:span text:style-name="T82_63">at</text:span><text:span text:style-name="T82_64"><text:s/></text:span><text:span text:style-name="T82_65">valget</text:span><text:span text:style-name="T82_66"><text:s/></text:span><text:span text:style-name="T82_67">gjøres</text:span><text:span text:style-name="T82_68"><text:s/></text:span><text:span text:style-name="T82_69">på</text:span><text:span text:style-name="T82_70"><text:s/></text:span><text:span text:style-name="T82_71">sirkulasjon</text:span><text:span text:style-name="T82_72"><text:s/></text:span><text:span text:style-name="T82_73">i</text:span><text:span text:style-name="T82_74"><text:s/></text:span><text:span text:style-name="T82_75">nær</text:span><text:span text:style-name="T82_76"><text:s/></text:span><text:span text:style-name="T82_77">fremtid</text:span><text:span text:style-name="T82_78">.</text:span></text:p>
      <text:p text:style-name="P83"/>
      <text:p text:style-name="P84"/>
      <text:p text:style-name="P85"><text:span text:style-name="T85_1">11<text:s/></text:span><text:span text:style-name="T85_2">Eventuelt</text:span></text:p>
      <text:p text:style-name="P86"><text:span text:style-name="T86_1">Ingen</text:span><text:span text:style-name="T86_2"><text:s/></text:span><text:span text:style-name="T86_3">saker</text:span><text:span text:style-name="T86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art-value="6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